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60000004F7A041ED8.png"/>
  <manifest:file-entry manifest:media-type="image/png" manifest:full-path="Pictures/1000000000000640000004B0EC954AEF.png"/>
  <manifest:file-entry manifest:media-type="image/png" manifest:full-path="Pictures/100002010000015300000064606780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23cm"/>
    </style:style>
    <style:style style:name="pr3" style:family="presentation" style:parent-style-name="harmaa2-notes" style:list-style-name="L1">
      <style:graphic-properties draw:fill-color="#ffffff" fo:min-height="11.41cm"/>
    </style:style>
    <style:style style:name="pr4" style:family="presentation" style:parent-style-name="harmaa2-notes" style:list-style-name="L1">
      <style:graphic-properties draw:fill-color="#ffffff" fo:min-height="11.41cm"/>
    </style:style>
    <style:style style:name="pr5" style:family="presentation" style:parent-style-name="harmaa2-notes" style:list-style-name="L1">
      <style:graphic-properties draw:fill-color="#ffffff" fo:min-height="11.41cm"/>
    </style:style>
    <style:style style:name="pr6" style:family="presentation" style:parent-style-name="harmaa2-notes" style:list-style-name="L1">
      <style:graphic-properties draw:fill-color="#ffffff" fo:min-height="11.41cm"/>
    </style:style>
    <style:style style:name="pr7" style:family="presentation" style:parent-style-name="harmaa2-title" style:list-style-name="L5">
      <style:graphic-properties draw:fill-color="#ffffff" draw:auto-grow-height="true" fo:min-height="3.507cm"/>
    </style:style>
    <style:style style:name="pr8" style:family="presentation" style:parent-style-name="harmaa2-outline1">
      <style:graphic-properties draw:fill-color="#ffffff" fo:min-height="13.23cm"/>
    </style:style>
    <style:style style:name="pr9" style:family="presentation" style:parent-style-name="harmaa2-notes" style:list-style-name="L1">
      <style:graphic-properties draw:fill-color="#ffffff" draw:auto-grow-height="true" fo:min-height="13.365cm"/>
    </style:style>
    <style:style style:name="pr10" style:family="presentation" style:parent-style-name="harmaa2-title" style:list-style-name="L5">
      <style:graphic-properties draw:fill-color="#ffffff" draw:auto-grow-height="true" fo:min-height="3.507cm"/>
    </style:style>
    <style:style style:name="pr11" style:family="presentation" style:parent-style-name="harmaa2-notes" style:list-style-name="L1">
      <style:graphic-properties draw:fill-color="#ffffff" draw:auto-grow-height="true" fo:min-height="13.365cm"/>
    </style:style>
    <style:style style:name="pr12" style:family="presentation" style:parent-style-name="harmaa2-title">
      <style:graphic-properties draw:fill-color="#ffffff" fo:min-height="3.507cm"/>
    </style:style>
    <style:style style:name="pr13" style:family="presentation" style:parent-style-name="harmaa2-outline1">
      <style:graphic-properties draw:fill-color="#ffffff" fo:min-height="13.86cm"/>
    </style:style>
    <style:style style:name="pr14" style:family="presentation" style:parent-style-name="harmaa2-notes">
      <style:graphic-properties draw:fill-color="#ffffff" fo:min-height="13.365cm"/>
    </style:style>
    <style:style style:name="pr15" style:family="presentation" style:parent-style-name="harmaa2-title" style:list-style-name="L5">
      <style:graphic-properties draw:fill-color="#ffffff" draw:auto-grow-height="true" fo:min-height="3.507cm"/>
    </style:style>
    <style:style style:name="pr16" style:family="presentation" style:parent-style-name="harmaa2-notes" style:list-style-name="L1">
      <style:graphic-properties draw:fill-color="#ffffff" draw:auto-grow-height="true" fo:min-height="13.365cm"/>
    </style:style>
    <style:style style:name="pr17" style:family="presentation" style:parent-style-name="harmaa2-notes" style:list-style-name="L1">
      <style:graphic-properties draw:fill-color="#ffffff" fo:min-height="11.41cm"/>
    </style:style>
    <style:style style:name="pr18" style:family="presentation" style:parent-style-name="harmaa2-notes" style:list-style-name="L1">
      <style:graphic-properties draw:fill-color="#ffffff" fo:min-height="11.41cm"/>
    </style:style>
    <style:style style:name="pr19" style:family="presentation" style:parent-style-name="harmaa2-notes" style:list-style-name="L1">
      <style:graphic-properties draw:fill-color="#ffffff" fo:min-height="11.41cm"/>
    </style:style>
    <style:style style:name="pr20" style:family="presentation" style:parent-style-name="harmaa2-notes" style:list-style-name="L1">
      <style:graphic-properties draw:fill-color="#ffffff" fo:min-height="11.41cm"/>
    </style:style>
    <style:style style:name="pr21" style:family="presentation" style:parent-style-name="harmaa2-notes" style:list-style-name="L1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intro</text:p>
          </draw:text-box>
        </draw:frame>
        <draw:frame presentation:style-name="pr2" draw:text-style-name="P2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2">over a decade as sysadmin, programmer, analyst, data janitor</text:p>
              </text:list-item>
            </text:list>
            <text:list text:style-name="L2">
              <text:list-item>
                <text:p text:style-name="P2">currently director of engineering for a startup</text:p>
              </text:list-item>
            </text:list>
            <text:list text:style-name="L2">
              <text:list-item>
                <text:p text:style-name="P2">adjunct instructor at Mesa Communiity College</text:p>
              </text:list-item>
            </text:list>
            <text:list text:style-name="L2">
              <text:list-item>
                <text:p text:style-name="P2">chairman of Phoenix Linux Users Group</text:p>
              </text:list-item>
            </text:list>
            <text:list text:style-name="L2">
              <text:list-item>
                <text:p text:style-name="P2">on the education committee for LOPSA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presumed knowledge</text:p>
          </draw:text-box>
        </draw:frame>
        <draw:frame presentation:style-name="pr2" draw:text-style-name="P2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2">basic programming</text:p>
              </text:list-item>
            </text:list>
            <text:list text:style-name="L3">
              <text:list-item>
                <text:list>
                  <text:list-item>
                    <text:p text:style-name="P2">control structures such as loops and flow control</text:p>
                  </text:list-item>
                </text:list>
              </text:list-item>
            </text:list>
            <text:list text:style-name="L2">
              <text:list-item>
                <text:p text:style-name="P2">elementary bourne shell programming</text:p>
              </text:list-item>
            </text:list>
            <text:list text:style-name="L3">
              <text:list-item>
                <text:list>
                  <text:list-item>
                    <text:p text:style-name="P2">assigning and using variab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using pipes</text:p>
                  </text:list-item>
                </text:list>
              </text:list-item>
            </text:list>
            <text:list text:style-name="L2">
              <text:list-item>
                <text:p text:style-name="P2">elementary *NIX commands</text:p>
              </text:list-item>
            </text:list>
            <text:list text:style-name="L3">
              <text:list-item>
                <text:list>
                  <text:list-item>
                    <text:p text:style-name="P2">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grep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4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presentation environment</text:p>
          </draw:text-box>
        </draw:frame>
        <draw:frame presentation:style-name="pr2" draw:text-style-name="P2" draw:layer="layout" svg:width="23.911cm" svg:height="13.817cm" svg:x="2.058cm" svg:y="5.838cm" presentation:class="outline" presentation:user-transformed="true">
          <draw:text-box>
            <text:list text:style-name="L2">
              <text:list-item>
                <text:p text:style-name="P2">any of the topics could easily take the hour</text:p>
              </text:list-item>
            </text:list>
            <text:list text:style-name="L3">
              <text:list-item>
                <text:list>
                  <text:list-item>
                    <text:p text:style-name="P2">usually I like to take questions and comments as we g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please consider questions before ask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corrections are welcome, but please not pedantic due to time constraints</text:p>
                  </text:list-item>
                </text:list>
              </text:list-item>
            </text:list>
            <text:list text:style-name="L2">
              <text:list-item>
                <text:p text:style-name="P2">slides available from SCaLE and my web site: www.LuftHans.com</text:p>
              </text:list-item>
            </text:list>
            <text:list text:style-name="L2">
              <text:list-item>
                <text:p text:style-name="P2">example programming demonstrating everything will be availalble as well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5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string operators</text:p>
          </draw:text-box>
        </draw:frame>
        <draw:frame presentation:style-name="pr2" draw:text-style-name="P2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2">string operators allow manipulating variable assignment or variable contents</text:p>
              </text:list-item>
            </text:list>
            <text:list text:style-name="L3">
              <text:list-item>
                <text:list>
                  <text:list-item>
                    <text:p text:style-name="P2">assign a value only if the variable is emp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assign a value only if the variable already has a valu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search and replace on the contents of the variable</text:p>
                  </text:list-item>
                </text:list>
              </text:list-item>
            </text:list>
            <text:list text:style-name="L2">
              <text:list-item>
                <text:p text:style-name="P2">string operators will be introduced throughout the presentation</text:p>
              </text:list-item>
            </text:list>
            <text:list text:style-name="L2">
              <text:list-item>
                <text:p text:style-name="P2">find them in the man page by searching for :-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6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globbing</text:p>
          </draw:text-box>
        </draw:frame>
        <draw:frame presentation:style-name="pr8" draw:text-style-name="P2" draw:layer="layout" svg:width="23.911cm" svg:height="13.32cm" svg:x="2.058cm" svg:y="5.838cm" presentation:class="outline" presentation:user-transformed="true">
          <draw:text-box>
            <text:list text:style-name="L2">
              <text:list-item>
                <text:p text:style-name="P2">filename matching, doesn't match /</text:p>
              </text:list-item>
            </text:list>
            <text:list text:style-name="L2">
              <text:list-item>
                <text:p text:style-name="P2">man glob</text:p>
              </text:list-item>
            </text:list>
            <text:list text:style-name="L2">
              <text:list-item>
                <text:p text:style-name="P2">uses special characters such as * and ?</text:p>
              </text:list-item>
            </text:list>
            <text:list text:style-name="L2">
              <text:list-item>
                <text:list>
                  <text:list-item>
                    <text:p text:style-name="P3">* == any or no charac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n* == any filename starting with an n followed by 0 or more other character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? == any single charac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ls /tmp/intermediate_bash/?on.tx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note that on.txt is not matche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9" draw:text-style-name="P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10" draw:text-style-name="P1" draw:layer="layout" svg:width="25.199cm" svg:height="3.507cm" svg:x="1.4cm" svg:y="0.837cm" presentation:class="title">
          <draw:text-box>
            <text:p text:style-name="P1">regular expressions</text:p>
          </draw:text-box>
        </draw:frame>
        <draw:frame presentation:style-name="pr8" draw:text-style-name="P2" draw:layer="layout" svg:width="23.911cm" svg:height="13.497cm" svg:x="2.058cm" svg:y="5.838cm" presentation:class="outline" presentation:user-transformed="true">
          <draw:text-box>
            <text:list text:style-name="L2">
              <text:list-item>
                <text:p text:style-name="P2">uses special characters such as *, . ,+, ?, |</text:p>
              </text:list-item>
            </text:list>
            <text:list text:style-name="L2">
              <text:list-item>
                <text:p text:style-name="P2">globbing evaluated by shell before regex gets evaluated</text:p>
              </text:list-item>
            </text:list>
            <text:list text:style-name="L2">
              <text:list-item>
                <text:p text:style-name="P2">regex are used by tools such as grep and sed</text:p>
              </text:list-item>
            </text:list>
            <text:list text:style-name="L2">
              <text:list-item>
                <text:p text:style-name="P2">use quotes to protect regex pattern</text:p>
              </text:list-item>
            </text:list>
            <text:list text:style-name="L2">
              <text:list-item>
                <text:p text:style-name="P2">two types of regular expressions</text:p>
              </text:list-item>
            </text:list>
            <text:list text:style-name="L2">
              <text:list-item>
                <text:list>
                  <text:list-item>
                    <text:p text:style-name="P3">extend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bas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11" draw:text-style-name="P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12" draw:text-style-name="P1" draw:layer="layout" svg:width="25.199cm" svg:height="3.507cm" svg:x="1.4cm" svg:y="0.837cm" presentation:class="title">
          <draw:text-box>
            <text:p text:style-name="P1">extended/modern</text:p>
          </draw:text-box>
        </draw:frame>
        <draw:frame presentation:style-name="pr13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* == 0 or more of the preceding character</text:p>
              </text:list-item>
            </text:list>
            <text:list text:style-name="L2">
              <text:list-item>
                <text:p text:style-name="P2">+ == one or more of the preceding character</text:p>
              </text:list-item>
            </text:list>
            <text:list text:style-name="L2">
              <text:list-item>
                <text:p text:style-name="P2">? == zero or one of the preceding character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7" presentation:class="page"/>
          <draw:frame presentation:style-name="pr14" draw:text-style-name="P6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12" draw:text-style-name="P1" draw:layer="layout" svg:width="25.199cm" svg:height="3.507cm" svg:x="1.4cm" svg:y="0.837cm" presentation:class="title">
          <draw:text-box>
            <text:p text:style-name="P1">basic/obsolete</text:p>
          </draw:text-box>
        </draw:frame>
        <draw:frame presentation:style-name="pr13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+, ?, | are not special characters</text:p>
              </text:list-item>
            </text:list>
            <text:list text:style-name="L2">
              <text:list-item>
                <text:p text:style-name="P2">need to escape characters such as { and ( to use them as special characters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8" presentation:class="page"/>
          <draw:frame presentation:style-name="pr14" draw:text-style-name="P6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12" draw:text-style-name="P1" draw:layer="layout" svg:width="25.199cm" svg:height="3.507cm" svg:x="1.4cm" svg:y="0.837cm" presentation:class="title">
          <draw:text-box>
            <text:p text:style-name="P1">character classes</text:p>
          </draw:text-box>
        </draw:frame>
        <draw:frame presentation:style-name="pr13" draw:text-style-name="P2" draw:layer="layout" svg:width="25.199cm" svg:height="14.669cm" svg:x="1.4cm" svg:y="4.914cm" presentation:class="outline" presentation:user-transformed="true">
          <draw:text-box>
            <text:list text:style-name="L2">
              <text:list-item>
                <text:p text:style-name="P2">group a set of characters via []</text:p>
              </text:list-item>
            </text:list>
            <text:list text:style-name="L2">
              <text:list-item>
                <text:list>
                  <text:list-item>
                    <text:p text:style-name="P3">[aeiou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[a-e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[a-zA-Z]</text:p>
                  </text:list-item>
                </text:list>
              </text:list-item>
            </text:list>
            <text:list text:style-name="L2">
              <text:list-item>
                <text:p text:style-name="P2">[:keyword:] defines the character class</text:p>
              </text:list-item>
            </text:list>
            <text:list text:style-name="L2">
              <text:list-item>
                <text:list>
                  <text:list-item>
                    <text:p text:style-name="P3">[:alpha: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[:alnum: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[:space:]</text:p>
                  </text:list-item>
                </text:list>
              </text:list-item>
            </text:list>
            <text:list text:style-name="L2">
              <text:list-item>
                <text:p text:style-name="P2">man 3 wctype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9" presentation:class="page"/>
          <draw:frame presentation:style-name="pr14" draw:text-style-name="P6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12" draw:text-style-name="P1" draw:layer="layout" svg:width="25.199cm" svg:height="3.507cm" svg:x="1.4cm" svg:y="0.837cm" presentation:class="title">
          <draw:text-box>
            <text:p text:style-name="P1">using character classes</text:p>
          </draw:text-box>
        </draw:frame>
        <draw:frame presentation:style-name="pr13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generally need brackets around the character class as they're used in groupings</text:p>
              </text:list-item>
            </text:list>
            <text:list text:style-name="L2">
              <text:list-item>
                <text:list>
                  <text:list-item>
                    <text:p text:style-name="P3">[[:alpha:]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[[:alnum:]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[[:digit:]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[[:space:][:alnum:]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0" presentation:class="page"/>
          <draw:frame presentation:style-name="pr14" draw:text-style-name="P6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15" draw:text-style-name="P1" draw:layer="layout" svg:width="25.199cm" svg:height="3.507cm" svg:x="1.4cm" svg:y="0.837cm" presentation:class="title" presentation:user-transformed="true">
          <draw:text-box>
            <text:p text:style-name="P1">arrays</text:p>
          </draw:text-box>
        </draw:frame>
        <draw:frame presentation:style-name="pr8" draw:text-style-name="P2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2">${array[0]}</text:p>
              </text:list-item>
            </text:list>
            <text:list text:style-name="L2">
              <text:list-item>
                <text:list>
                  <text:list-item>
                    <text:p text:style-name="P3">must use curly brackets when specifying the vari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0 is the first element of an array,but not all elements have to have values</text:p>
                  </text:list-item>
                </text:list>
              </text:list-item>
            </text:list>
            <text:list text:style-name="L2">
              <text:list-item>
                <text:p text:style-name="P2">assigning an element deletes the old element content or creates the element</text:p>
              </text:list-item>
            </text:list>
            <text:list text:style-name="L2">
              <text:list-item>
                <text:p text:style-name="P2">compound assignments wipe out previous array contents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1" presentation:class="page"/>
          <draw:frame presentation:style-name="pr16" draw:text-style-name="P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12" draw:text-style-name="P1" draw:layer="layout" svg:width="25.199cm" svg:height="3.507cm" svg:x="1.4cm" svg:y="0.837cm" presentation:class="title">
          <draw:text-box>
            <text:p text:style-name="P1">array information</text:p>
          </draw:text-box>
        </draw:frame>
        <draw:frame presentation:style-name="pr13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${array[*]} lists all elements of the array as a single value</text:p>
              </text:list-item>
            </text:list>
            <text:list text:style-name="L2">
              <text:list-item>
                <text:p text:style-name="P2">${array[@]} lists all elements of the array as seperate values</text:p>
              </text:list-item>
            </text:list>
            <text:list text:style-name="L2">
              <text:list-item>
                <text:p text:style-name="P2">${#array[$i]} is the length of the value assigned to element $i</text:p>
              </text:list-item>
            </text:list>
            <text:list text:style-name="L2">
              <text:list-item>
                <text:p text:style-name="P2">${#array[@]} gives the number of items in the array</text:p>
              </text:list-item>
            </text:list>
            <text:list text:style-name="L2">
              <text:list-item>
                <text:p text:style-name="P2">${!array[@]} lists the indexes that have values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2" presentation:class="page"/>
          <draw:frame presentation:style-name="pr14" draw:text-style-name="P6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series expansion</text:p>
          </draw:text-box>
        </draw:frame>
        <draw:frame presentation:style-name="pr2" draw:text-style-name="P2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2">{n..m}</text:p>
              </text:list-item>
            </text:list>
            <text:list text:style-name="L3">
              <text:list-item>
                <text:list>
                  <text:list-item>
                    <text:p text:style-name="P2">for i in {3..5}; do echo $i; do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for i in {e..h}; do echo $i; done</text:p>
                  </text:list-item>
                </text:list>
              </text:list-item>
            </text:list>
            <text:list text:style-name="L2">
              <text:list-item>
                <text:p text:style-name="P2">{n,m}</text:p>
              </text:list-item>
            </text:list>
            <text:list text:style-name="L3">
              <text:list-item>
                <text:list>
                  <text:list-item>
                    <text:p text:style-name="P2">for i in {a,e,i,o,u}; do echo $i; do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echo fr{ed,ank,iedrich}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3"/>
          <draw:frame presentation:style-name="pr17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in shell math</text:p>
          </draw:text-box>
        </draw:frame>
        <draw:frame presentation:style-name="pr2" draw:text-style-name="P2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2">use let or arithmetic evaluation syntax</text:p>
              </text:list-item>
            </text:list>
            <text:list text:style-name="L2">
              <text:list-item>
                <text:list>
                  <text:list-item>
                    <text:p text:style-name="P3">let j="i + 4"; echo $j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j=$(( i + 4 )); echo $j</text:p>
                  </text:list-item>
                </text:list>
              </text:list-item>
            </text:list>
            <text:list text:style-name="L2">
              <text:list-item>
                <text:p text:style-name="P2">they don't need the $ to denote a variable, but let needs quotes to use spaces or special characters</text:p>
              </text:list-item>
            </text:list>
            <text:list text:style-name="L3">
              <text:list-item>
                <text:list>
                  <text:list-item>
                    <text:p text:style-name="P2">for i in {1..4}; do j=$(( j + i )); done; echo $j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4"/>
          <draw:frame presentation:style-name="pr18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functions</text:p>
          </draw:text-box>
        </draw:frame>
        <draw:frame presentation:style-name="pr2" draw:text-style-name="P2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2">collect commonly used capabilities</text:p>
              </text:list-item>
            </text:list>
            <text:list text:style-name="L2">
              <text:list-item>
                <text:p text:style-name="P2">put functions in external files to include them in many script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5"/>
          <draw:frame presentation:style-name="pr19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16" draw:style-name="dp1" draw:master-page-name="harmaa2" presentation:presentation-page-layout-name="AL1T1">
        <office:forms form:automatic-focus="false" form:apply-design-mode="false"/>
        <draw:frame presentation:style-name="pr12" draw:layer="layout" svg:width="25.199cm" svg:height="3.507cm" svg:x="1.4cm" svg:y="0.837cm" presentation:class="title">
          <draw:text-box>
            <text:p text:style-name="P1">command substitution</text:p>
          </draw:text-box>
        </draw:frame>
        <draw:frame presentation:style-name="pr13" draw:layer="layout" svg:width="25.199cm" svg:height="13.86cm" svg:x="1.4cm" svg:y="4.914cm" presentation:class="outline">
          <draw:text-box>
            <text:list text:style-name="L2">
              <text:list-item>
                <text:p text:style-name="P2">$( echo pwd )</text:p>
              </text:list-item>
            </text:list>
            <text:list text:style-name="L2">
              <text:list-item>
                <text:p text:style-name="P2">don't use backticks unless you need /bin/sh compatability</text:p>
              </text:list-item>
            </text:list>
            <text:list text:style-name="L2">
              <text:list-item>
                <text:list>
                  <text:list-item>
                    <text:p text:style-name="P3">`echo pwd`</text:p>
                  </text:list-item>
                </text:list>
              </text:list-item>
            </text:list>
            <text:list text:style-name="L2">
              <text:list-item>
                <text:p text:style-name="P2"><text:s/>$() syntax allows nesting, fixes quoting issues</text:p>
              </text:list-item>
            </text:list>
            <text:list text:style-name="L2">
              <text:list-item>
                <text:p text:style-name="P2">j=$( ls -d $( pwd ) ); echo $j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6" presentation:class="page"/>
          <draw:frame presentation:style-name="pr14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>
        <office:forms form:automatic-focus="false" form:apply-design-mode="false"/>
        <draw:frame presentation:style-name="pr12" draw:text-style-name="P1" draw:layer="layout" svg:width="25.199cm" svg:height="3.507cm" svg:x="1.4cm" svg:y="0.837cm" presentation:class="title">
          <draw:text-box>
            <text:p text:style-name="P1">command line</text:p>
          </draw:text-box>
        </draw:frame>
        <draw:frame presentation:style-name="pr13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set -o vi # set -o emacs</text:p>
              </text:list-item>
            </text:list>
            <text:list text:style-name="L3">
              <text:list-item>
                <text:list>
                  <text:list-item>
                    <text:p text:style-name="P2"># starts a comment on the command line as well</text:p>
                  </text:list-item>
                </text:list>
              </text:list-item>
            </text:list>
            <text:list text:style-name="L2">
              <text:list-item>
                <text:p text:style-name="P2">use subshells for testing</text:p>
              </text:list-item>
            </text:list>
            <text:list text:style-name="L3">
              <text:list-item>
                <text:list>
                  <text:list-item>
                    <text:p text:style-name="P2">( for i in fred anke; do j=$i; done ); echo "&lt;$i&gt;"; for i in fred anke; do j=$i; done; echo "($i)" &lt;&gt; (ank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7" presentation:class="page"/>
          <draw:frame presentation:style-name="pr14" draw:text-style-name="P6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" draw:style-name="dp1" draw:master-page-name="harmaa2" presentation:presentation-page-layout-name="AL1T1"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useful variables</text:p>
          </draw:text-box>
        </draw:frame>
        <draw:frame presentation:style-name="pr2" draw:text-style-name="P2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2">$?</text:p>
              </text:list-item>
            </text:list>
            <text:list text:style-name="L2">
              <text:list-item>
                <text:p text:style-name="P2">${FUNCNAME}</text:p>
              </text:list-item>
            </text:list>
            <text:list text:style-name="L2">
              <text:list-item>
                <text:p text:style-name="P2">${PIPESTATUS}</text:p>
              </text:list-item>
            </text:list>
            <text:list text:style-name="L2">
              <text:list-item>
                <text:p text:style-name="P2">$RANDOM</text:p>
              </text:list-item>
            </text:list>
            <text:list text:style-name="L2">
              <text:list-item>
                <text:p text:style-name="P2">$PWD</text:p>
              </text:list-item>
            </text:list>
            <text:list text:style-name="L2">
              <text:list-item>
                <text:p text:style-name="P2">$OLDPWD</text:p>
              </text:list-item>
            </text:list>
            <text:list text:style-name="L2">
              <text:list-item>
                <text:p text:style-name="P2">$$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8"/>
          <draw:frame presentation:style-name="pr20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1" draw:style-name="dp1" draw:master-page-name="harmaa2" presentation:presentation-page-layout-name="AL1T1"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resources</text:p>
          </draw:text-box>
        </draw:frame>
        <draw:frame presentation:style-name="pr2" draw:text-style-name="P2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2">man pages</text:p>
              </text:list-item>
            </text:list>
            <text:list text:style-name="L3">
              <text:list-item>
                <text:list>
                  <text:list-item>
                    <text:p text:style-name="P2">bas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glo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rege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wctype</text:p>
                  </text:list-item>
                </text:list>
              </text:list-item>
            </text:list>
            <text:list text:style-name="L2">
              <text:list-item>
                <text:p text:style-name="P2">Learning the bash Shell by Newham and Rosenblatt from O'Reilly</text:p>
              </text:list-item>
            </text:list>
            <text:list text:style-name="L2">
              <text:list-item>
                <text:p text:style-name="P2">the advanced bash scripting guide at TLDP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9"/>
          <draw:frame presentation:style-name="pr21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zen_5f_tausta" draw:display-name="zen_tausta" xlink:href="Pictures/1000000000000640000004B0EC954AEF.png" xlink:type="simple" xlink:show="embed" xlink:actuate="onLoad"/>
    <draw:marker draw:name="Arrow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fr" style:country-asian="FR" style:font-family-complex="'Arial Unicode MS'" style:font-pitch-complex="variable" style:font-size-complex="12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harmaa2" style:page-layout-name="PM1" draw:style-name="dp1">
      <draw:frame presentation:style-name="pr1" draw:text-style-name="P1" draw:layer="backgroundobjects" svg:width="25.199cm" svg:height="3.506cm" svg:x="1.4cm" svg:y="0.837cm" presentation:class="title">
        <draw:text-box>
          <text:p text:style-name="P1">Muokkaa otsikon tekstimuotoa napsauttamalla</text:p>
        </draw:text-box>
      </draw:frame>
      <draw:frame presentation:style-name="pr2" draw:text-style-name="P2" draw:layer="backgroundobjects" svg:width="25.199cm" svg:height="13.859cm" svg:x="1.4cm" svg:y="4.914cm" presentation:class="outline">
        <draw:text-box>
          <text:list text:style-name="L2">
            <text:list-item>
              <text:p text:style-name="P2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3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1" draw:layer="backgroundobjects" svg:width="6.523cm" svg:height="0.5cm" svg:x="11.261cm" svg:y="20.499cm" presentation:class="date-time">
        <draw:text-box>
          <text:p text:style-name="P11"><text:span text:style-name="T1"><presentation:date-time/></text:span></text:p>
        </draw:text-box>
      </draw:frame>
      <draw:frame presentation:style-name="pr3" draw:text-style-name="P12" draw:layer="backgroundobjects" svg:width="8.875cm" svg:height="0.5cm" svg:x="0.5cm" svg:y="20.499cm" presentation:class="footer">
        <draw:text-box>
          <text:p text:style-name="P12"><text:span text:style-name="T1"><presentation:footer/></text:span><text:span text:style-name="T1">Copyright 2009 der.hans</text:span></text:p>
        </draw:text-box>
      </draw:frame>
      <draw:frame presentation:style-name="pr3" draw:text-style-name="P13" draw:layer="backgroundobjects" svg:width="6.523cm" svg:height="0.5cm" svg:x="20cm" svg:y="20.499cm" presentation:class="page-number">
        <draw:text-box>
          <text:p text:style-name="P13"><text:span text:style-name="T1"><text:page-number>&lt;Nummer&gt;</text:page-number></text:span></text:p>
        </draw:text-box>
      </draw:frame>
      <draw:frame draw:style-name="gr1" draw:text-style-name="P14" draw:layer="backgroundobjects" svg:width="6.508cm" svg:height="2.089cm" svg:x="21.5cm" svg:y="19cm">
        <draw:image xlink:href="Pictures/100002010000015300000064606780A6.png" xlink:type="simple" xlink:show="embed" xlink:actuate="onLoad">
          <text:p text:style-name="P1"/>
        </draw:image>
      </draw:frame>
      <draw:frame draw:style-name="gr1" draw:text-style-name="P14" draw:layer="backgroundobjects" svg:width="6.508cm" svg:height="2.089cm" svg:x="0cm" svg:y="0cm">
        <draw:image xlink:href="Pictures/10000201000000F60000004F7A041ED8.png" xlink:type="simple" xlink:show="embed" xlink:actuate="onLoad">
          <text:p text:style-name="P1"/>
        </draw:image>
      </draw:frame>
      <presentation:notes style:page-layout-name="PM2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pr4" draw:text-style-name="P11" draw:layer="backgroundobjects" svg:width="9.113cm" svg:height="1.484cm" svg:x="0cm" svg:y="0cm" presentation:class="header">
          <draw:text-box>
            <text:p text:style-name="P11"><text:span text:style-name="T2"><presentation:header/></text:span></text:p>
          </draw:text-box>
        </draw:frame>
        <draw:frame presentation:style-name="pr4" draw:text-style-name="P13" draw:layer="backgroundobjects" svg:width="9.113cm" svg:height="1.484cm" svg:x="11.886cm" svg:y="0cm" presentation:class="date-time">
          <draw:text-box>
            <text:p text:style-name="P13"><text:span text:style-name="T2"><presentation:date-time/></text:span></text:p>
          </draw:text-box>
        </draw:frame>
        <draw:frame presentation:style-name="pr5" draw:text-style-name="P11" draw:layer="backgroundobjects" svg:width="9.113cm" svg:height="1.484cm" svg:x="0cm" svg:y="28.215cm" presentation:class="footer">
          <draw:text-box>
            <text:p text:style-name="P11"><text:span text:style-name="T2"><presentation:footer/></text:span></text:p>
          </draw:text-box>
        </draw:frame>
        <draw:frame presentation:style-name="pr5" draw:text-style-name="P13" draw:layer="backgroundobjects" svg:width="9.113cm" svg:height="1.484cm" svg:x="11.886cm" svg:y="28.215cm" presentation:class="page-number">
          <draw:text-box>
            <text:p text:style-name="P13"><text:span text:style-name="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Intermediate bash scripting: getting more bash for your $</dc:title>
    <dc:description>no comment</dc:description>
    <dc:subject>shell scripting</dc:subject>
    <meta:creation-date>2007-07-23T20:55:11</meta:creation-date>
    <dc:creator>der.hans</dc:creator>
    <dc:date>2009-02-22T18:48:18</dc:date>
    <meta:keyword>bash shell scripting arrays globbing regex string operators</meta:keyword>
    <dc:language>fr_FR</dc:language>
    <meta:editing-cycles>25</meta:editing-cycles>
    <meta:editing-duration>PT2H38M45S</meta:editing-duration>
    <meta:user-defined meta:name="Info 0">der.hans</meta:user-defined>
    <meta:user-defined meta:name="Info 1"/>
    <meta:user-defined meta:name="Info 2"/>
    <meta:user-defined meta:name="Info 3"/>
    <meta:document-statistic meta:object-count="93"/>
  </office:meta>
</office:document-meta>
</file>